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19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fo:background-color="#FFF2C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#FFE69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FFE699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FFE699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fo:background-color="#FFD966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#FFD966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fo:background-color="#FFD966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fo:background-color="#BF8F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BF8F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fo:background-color="#BF8F00"/>
    </style:style>
    <style:style style:name="ce22" style:family="table-cell" style:parent-style-name="Default" style:data-style-name="N0">
      <style:text-properties fo:color="#FF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2CC"/>
    </style:style>
    <style:style style:name="co1" style:family="table-column">
      <style:table-column-properties fo:break-before="auto" style:column-width="3.40783333333333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9.35566666666667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tudiKalender Tests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Nutzer-ID</text:p>
          </table:table-cell>
          <table:table-cell table:style-name="ce1"/>
          <table:table-cell office:value-type="string" table:style-name="ce2">
            <text:p>Bemerkung: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Josef Lanzl</text:p>
          </table:table-cell>
          <table:table-cell office:value-type="float" office:value="20000" table:style-name="ce1">
            <text:p>20000</text:p>
          </table:table-cell>
          <table:table-cell table:style-name="ce1"/>
          <table:table-cell office:value-type="string" table:style-name="ce22">
            <text:p>Die Exceptions "Connection error" konnten nicht getestet werden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lasse</text:p>
          </table:table-cell>
          <table:table-cell office:value-type="string" table:style-name="ce10">
            <text:p>Funktion</text:p>
          </table:table-cell>
          <table:table-cell office:value-type="string" table:style-name="ce10">
            <text:p>Test-ID</text:p>
          </table:table-cell>
          <table:table-cell office:value-type="string" table:style-name="ce10">
            <text:p>Beschreibung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Link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NProfil</text:p>
          </table:table-cell>
          <table:table-cell office:value-type="string" table:style-name="ce8">
            <text:p>NProfil</text:p>
          </table:table-cell>
          <table:table-cell office:value-type="float" office:value="20001" table:style-name="ce8">
            <text:p>20001</text:p>
          </table:table-cell>
          <table:table-cell office:value-type="string" table:style-name="ce8">
            <text:p>Überprüfe Default-Werte</text:p>
          </table:table-cell>
          <table:table-cell office:value-type="date" office:date-value="2020-05-12T00:00:00" table:style-name="ce9">
            <text:p>12.05.2020</text:p>
          </table:table-cell>
          <table:table-cell office:value-type="string" table:style-name="ce8">
            <text:p>https://gitlab.oth-regensburg.de/IM/SWP_IM4/swp_sose20/team6/-/blob/master/Produkt/Tests/TestID%2020000/Test_NProfil/tst_Konstruktor.h</text:p>
          </table:table-cell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ChangeEmail</text:p>
          </table:table-cell>
          <table:table-cell office:value-type="float" office:value="20002" table:style-name="ce6">
            <text:p>20002</text:p>
          </table:table-cell>
          <table:table-cell office:value-type="string" table:style-name="ce6">
            <text:p>Email existiert nicht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NProfil/tst_ProcilChangeEmail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03" table:style-name="ce6">
            <text:p>20003</text:p>
          </table:table-cell>
          <table:table-cell office:value-type="string" table:style-name="ce6">
            <text:p>Email existiert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CheckEmail</text:p>
          </table:table-cell>
          <table:table-cell office:value-type="float" office:value="20004" table:style-name="ce6">
            <text:p>20004</text:p>
          </table:table-cell>
          <table:table-cell office:value-type="string" table:style-name="ce6">
            <text:p>Email existiert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ProfilCheckEmail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05" table:style-name="ce6">
            <text:p>20005</text:p>
          </table:table-cell>
          <table:table-cell office:value-type="string" table:style-name="ce6">
            <text:p>Email existiert nicht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CheckPasswort</text:p>
          </table:table-cell>
          <table:table-cell office:value-type="float" office:value="20006" table:style-name="ce6">
            <text:p>20006</text:p>
          </table:table-cell>
          <table:table-cell office:value-type="string" table:style-name="ce6">
            <text:p>Nutzername und Passwort richtig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ProfilCheckPasswort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07" table:style-name="ce6">
            <text:p>20007</text:p>
          </table:table-cell>
          <table:table-cell office:value-type="string" table:style-name="ce6">
            <text:p>Nutzername falsch, Passwor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08" table:style-name="ce6">
            <text:p>20008</text:p>
          </table:table-cell>
          <table:table-cell office:value-type="string" table:style-name="ce6">
            <text:p>Nutzername richtig, Passwort falsch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09" table:style-name="ce6">
            <text:p>20009</text:p>
          </table:table-cell>
          <table:table-cell office:value-type="string" table:style-name="ce6">
            <text:p>Nutzername und Passwort falsch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CheckVorhanden</text:p>
          </table:table-cell>
          <table:table-cell office:value-type="float" office:value="20010" table:style-name="ce6">
            <text:p>20010</text:p>
          </table:table-cell>
          <table:table-cell office:value-type="string" table:style-name="ce6">
            <text:p>Nutzername und Email existieren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ProfilCheckVorhanden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11" table:style-name="ce6">
            <text:p>20011</text:p>
          </table:table-cell>
          <table:table-cell office:value-type="string" table:style-name="ce6">
            <text:p>Nutzername existiert nicht, Email existiert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12" table:style-name="ce6">
            <text:p>20012</text:p>
          </table:table-cell>
          <table:table-cell office:value-type="string" table:style-name="ce6">
            <text:p>Nutzername existier, Email existiert nicht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13" table:style-name="ce6">
            <text:p>20013</text:p>
          </table:table-cell>
          <table:table-cell office:value-type="string" table:style-name="ce6">
            <text:p>Nutzername und Email existiert nicht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GetImage</text:p>
          </table:table-cell>
          <table:table-cell office:value-type="float" office:value="20014" table:style-name="ce6">
            <text:p>20014</text:p>
          </table:table-cell>
          <table:table-cell office:value-type="string" table:style-name="ce6">
            <text:p>Bild auf Gleichheit prüfen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NProfil/tst_ProfilGetImage.h</text:p>
          </table:table-cell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Insert</text:p>
          </table:table-cell>
          <table:table-cell office:value-type="float" office:value="20015" table:style-name="ce6">
            <text:p>20015</text:p>
          </table:table-cell>
          <table:table-cell office:value-type="string" table:style-name="ce6">
            <text:p>Nutzername und Email existieren noch nicht</text:p>
          </table:table-cell>
          <table:table-cell office:value-type="date" office:date-value="2020-05-12T00:00:00" table:style-name="ce7">
            <text:p>12.05.2020</text:p>
          </table:table-cell>
          <table:table-cell office:value-type="string" table:style-name="ce6">
            <text:p>https://gitlab.oth-regensburg.de/IM/SWP_IM4/swp_sose20/team6/-/blob/master/Produkt/Tests/TestID%2020000/Test_NProfil/tst_ProfilInsert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16" table:style-name="ce6">
            <text:p>20016</text:p>
          </table:table-cell>
          <table:table-cell office:value-type="string" table:style-name="ce6">
            <text:p>Nutzername existiert schon</text:p>
          </table:table-cell>
          <table:table-cell office:value-type="date" office:date-value="2020-05-12T00:00:00" table:style-name="ce7">
            <text:p>12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17" table:style-name="ce6">
            <text:p>20017</text:p>
          </table:table-cell>
          <table:table-cell office:value-type="string" table:style-name="ce6">
            <text:p>Email existiert schon</text:p>
          </table:table-cell>
          <table:table-cell office:value-type="date" office:date-value="2020-05-12T00:00:00" table:style-name="ce7">
            <text:p>12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18" table:style-name="ce6">
            <text:p>20018</text:p>
          </table:table-cell>
          <table:table-cell office:value-type="string" table:style-name="ce6">
            <text:p>Email und Nutzername existieren schon</text:p>
          </table:table-cell>
          <table:table-cell office:value-type="date" office:date-value="2020-05-12T00:00:00" table:style-name="ce7">
            <text:p>12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Laden</text:p>
          </table:table-cell>
          <table:table-cell office:value-type="float" office:value="20019" table:style-name="ce6">
            <text:p>20019</text:p>
          </table:table-cell>
          <table:table-cell office:value-type="string" table:style-name="ce6">
            <text:p>Nutzername und Passwort richtig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ProfilLaden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0" table:style-name="ce6">
            <text:p>20020</text:p>
          </table:table-cell>
          <table:table-cell office:value-type="string" table:style-name="ce6">
            <text:p>Passwort nich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1" table:style-name="ce6">
            <text:p>20021</text:p>
          </table:table-cell>
          <table:table-cell office:value-type="string" table:style-name="ce6">
            <text:p>Nutzername nich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2" table:style-name="ce6">
            <text:p>20022</text:p>
          </table:table-cell>
          <table:table-cell office:value-type="string" table:style-name="ce6">
            <text:p>Nutzername und Passwort nich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Loeschen</text:p>
          </table:table-cell>
          <table:table-cell office:value-type="float" office:value="20023" table:style-name="ce6">
            <text:p>20023</text:p>
          </table:table-cell>
          <table:table-cell office:value-type="string" table:style-name="ce6">
            <text:p>Passwort und Sicherheitsfragen richtig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ProfilLoeschen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4" table:style-name="ce6">
            <text:p>20024</text:p>
          </table:table-cell>
          <table:table-cell office:value-type="string" table:style-name="ce6">
            <text:p>Passwort nich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5" table:style-name="ce6">
            <text:p>20025</text:p>
          </table:table-cell>
          <table:table-cell office:value-type="string" table:style-name="ce6">
            <text:p>Frage1 nich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6" table:style-name="ce6">
            <text:p>20026</text:p>
          </table:table-cell>
          <table:table-cell office:value-type="string" table:style-name="ce6">
            <text:p>Frage2 nicht richtig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NutzenameVergessen</text:p>
          </table:table-cell>
          <table:table-cell office:value-type="float" office:value="20027" table:style-name="ce6">
            <text:p>20027</text:p>
          </table:table-cell>
          <table:table-cell office:value-type="string" table:style-name="ce6">
            <text:p>Passwort und Sicherheitsfragen richtig</text:p>
          </table:table-cell>
          <table:table-cell office:value-type="date" office:date-value="2020-05-14T00:00:00" table:style-name="ce7">
            <text:p>14.05.2020</text:p>
          </table:table-cell>
          <table:table-cell office:value-type="string" table:style-name="ce6">
            <text:p>https://gitlab.oth-regensburg.de/IM/SWP_IM4/swp_sose20/team6/-/blob/master/Produkt/Tests/TestID%2020000/Test_NProfil/tst_ProfilNutzernameVergessen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8" table:style-name="ce6">
            <text:p>20028</text:p>
          </table:table-cell>
          <table:table-cell office:value-type="string" table:style-name="ce6">
            <text:p>Passwort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29" table:style-name="ce6">
            <text:p>20029</text:p>
          </table:table-cell>
          <table:table-cell office:value-type="string" table:style-name="ce6">
            <text:p>Frage1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0" table:style-name="ce6">
            <text:p>20030</text:p>
          </table:table-cell>
          <table:table-cell office:value-type="string" table:style-name="ce6">
            <text:p>Frage2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PasswortVergessen</text:p>
          </table:table-cell>
          <table:table-cell office:value-type="float" office:value="20031" table:style-name="ce6">
            <text:p>20031</text:p>
          </table:table-cell>
          <table:table-cell office:value-type="string" table:style-name="ce6">
            <text:p>Nutzername, Email und Sicherheitsfragen richtig</text:p>
          </table:table-cell>
          <table:table-cell office:value-type="date" office:date-value="2020-05-14T00:00:00" table:style-name="ce7">
            <text:p>14.05.2020</text:p>
          </table:table-cell>
          <table:table-cell office:value-type="string" table:style-name="ce6">
            <text:p>https://gitlab.oth-regensburg.de/IM/SWP_IM4/swp_sose20/team6/-/blob/master/Produkt/Tests/TestID%2020000/Test_NProfil/tst_ProfilPasswortVergessen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2" table:style-name="ce6">
            <text:p>20032</text:p>
          </table:table-cell>
          <table:table-cell office:value-type="string" table:style-name="ce6">
            <text:p>Nutzername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3" table:style-name="ce6">
            <text:p>20033</text:p>
          </table:table-cell>
          <table:table-cell office:value-type="string" table:style-name="ce6">
            <text:p>Email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4" table:style-name="ce6">
            <text:p>20034</text:p>
          </table:table-cell>
          <table:table-cell office:value-type="string" table:style-name="ce6">
            <text:p>Frage1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5" table:style-name="ce6">
            <text:p>20035</text:p>
          </table:table-cell>
          <table:table-cell office:value-type="string" table:style-name="ce6">
            <text:p>Frage2 nicht richtig</text:p>
          </table:table-cell>
          <table:table-cell office:value-type="date" office:date-value="2020-05-14T00:00:00" table:style-name="ce7">
            <text:p>14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UpdatePasswort</text:p>
          </table:table-cell>
          <table:table-cell office:value-type="float" office:value="20036" table:style-name="ce6">
            <text:p>20036</text:p>
          </table:table-cell>
          <table:table-cell office:value-type="string" table:style-name="ce6">
            <text:p>Nutzername und Passwort stimmen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ProfilUpdatePasswort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7" table:style-name="ce6">
            <text:p>20037</text:p>
          </table:table-cell>
          <table:table-cell office:value-type="string" table:style-name="ce6">
            <text:p>Nutzername falsch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8" table:style-name="ce6">
            <text:p>20038</text:p>
          </table:table-cell>
          <table:table-cell office:value-type="string" table:style-name="ce6">
            <text:p>Passwort falsch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39" table:style-name="ce6">
            <text:p>20039</text:p>
          </table:table-cell>
          <table:table-cell office:value-type="string" table:style-name="ce6">
            <text:p>Nutzername und Passwort falsch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UploadImage</text:p>
          </table:table-cell>
          <table:table-cell office:value-type="float" office:value="20040" table:style-name="ce6">
            <text:p>20040</text:p>
          </table:table-cell>
          <table:table-cell office:value-type="string" table:style-name="ce6">
            <text:p>Pfad existiert</text:p>
          </table:table-cell>
          <table:table-cell office:value-type="date" office:date-value="2020-05-14T00:00:00" table:style-name="ce7">
            <text:p>14.05.2020</text:p>
          </table:table-cell>
          <table:table-cell office:value-type="string" table:style-name="ce6">
            <text:p>https://gitlab.oth-regensburg.de/IM/SWP_IM4/swp_sose20/team6/-/blob/master/Produkt/Tests/TestID%2020000/Test_NProfil/tst_ProfilUploadProfil.h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6"/>
          <table:table-cell office:value-type="float" office:value="20041" table:style-name="ce6">
            <text:p>20041</text:p>
          </table:table-cell>
          <table:table-cell office:value-type="string" table:style-name="ce6">
            <text:p>Pfad existiert nicht</text:p>
          </table:table-cell>
          <table:table-cell office:value-type="date" office:date-value="2020-05-15T00:00:00" table:style-name="ce7">
            <text:p>15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2"/>
          <table:table-cell office:value-type="string" table:style-name="ce6">
            <text:p>ProfilCheckNutzername</text:p>
          </table:table-cell>
          <table:table-cell office:value-type="float" office:value="20042" table:style-name="ce6">
            <text:p>20042</text:p>
          </table:table-cell>
          <table:table-cell office:value-type="string" table:style-name="ce6">
            <text:p>Nutzername existiert</text:p>
          </table:table-cell>
          <table:table-cell office:value-type="date" office:date-value="2020-05-13T00:00:00" table:style-name="ce7">
            <text:p>13.05.2020</text:p>
          </table:table-cell>
          <table:table-cell office:value-type="string" table:style-name="ce6">
            <text:p>https://gitlab.oth-regensburg.de/IM/SWP_IM4/swp_sose20/team6/-/blob/master/Produkt/Tests/TestID%2020000/Test_NProfil/tst_tst.h</text:p>
          </table:table-cell>
          <table:table-cell table:number-columns-repeated="16378"/>
        </table:table-row>
        <table:table-row table:style-name="ro1">
          <table:table-cell table:style-name="ce23"/>
          <table:table-cell table:style-name="ce6"/>
          <table:table-cell office:value-type="float" office:value="20043" table:style-name="ce6">
            <text:p>20043</text:p>
          </table:table-cell>
          <table:table-cell office:value-type="string" table:style-name="ce6">
            <text:p>Nutername existiert nicht</text:p>
          </table:table-cell>
          <table:table-cell office:value-type="date" office:date-value="2020-05-13T00:00:00" table:style-name="ce7">
            <text:p>13.05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5"/>
          <table:table-cell table:number-columns-repeated="4"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Kalender</text:p>
          </table:table-cell>
          <table:table-cell office:value-type="string" table:style-name="ce6">
            <text:p>CheckLernplan</text:p>
          </table:table-cell>
          <table:table-cell office:value-type="float" office:value="20101" table:style-name="ce6">
            <text:p>20101</text:p>
          </table:table-cell>
          <table:table-cell office:value-type="string" table:style-name="ce6">
            <text:p>Lernplan existiert zu Beginn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s_Kalender/tst_CheckLernplan.h</text:p>
          </table:table-cell>
          <table:table-cell table:number-columns-repeated="16378"/>
        </table:table-row>
        <table:table-row table:style-name="ro1">
          <table:table-cell table:style-name="ce14"/>
          <table:table-cell table:style-name="ce6"/>
          <table:table-cell office:value-type="float" office:value="20102" table:style-name="ce6">
            <text:p>20102</text:p>
          </table:table-cell>
          <table:table-cell office:value-type="string" table:style-name="ce6">
            <text:p>Es existieren keine Termine, also auch kein Lernpla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4"/>
          <table:table-cell table:style-name="ce6"/>
          <table:table-cell office:value-type="float" office:value="20103" table:style-name="ce6">
            <text:p>20103</text:p>
          </table:table-cell>
          <table:table-cell office:value-type="string" table:style-name="ce6">
            <text:p>Lernplan existiert nach Termine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4"/>
          <table:table-cell table:style-name="ce6"/>
          <table:table-cell office:value-type="float" office:value="20104" table:style-name="ce6">
            <text:p>20104</text:p>
          </table:table-cell>
          <table:table-cell office:value-type="string" table:style-name="ce6">
            <text:p>Termine, aber kein Lernplan existiere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4"/>
          <table:table-cell office:value-type="string" table:style-name="ce6">
            <text:p>StudienfachVonNutzer</text:p>
          </table:table-cell>
          <table:table-cell office:value-type="float" office:value="20105" table:style-name="ce6">
            <text:p>20105</text:p>
          </table:table-cell>
          <table:table-cell office:value-type="string" table:style-name="ce6">
            <text:p>Studienfach existiert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s_Kalender/tst_StudienfachVonNutzer.h</text:p>
          </table:table-cell>
          <table:table-cell table:number-columns-repeated="16378"/>
        </table:table-row>
        <table:table-row table:style-name="ro1">
          <table:table-cell table:style-name="ce14"/>
          <table:table-cell table:style-name="ce6"/>
          <table:table-cell office:value-type="float" office:value="20106" table:style-name="ce6">
            <text:p>20106</text:p>
          </table:table-cell>
          <table:table-cell office:value-type="string" table:style-name="ce6">
            <text:p>Studienfach existiert nicht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4"/>
          <table:table-cell office:value-type="string" table:style-name="ce6">
            <text:p>TermineInWoche</text:p>
          </table:table-cell>
          <table:table-cell office:value-type="float" office:value="20107" table:style-name="ce6">
            <text:p>20107</text:p>
          </table:table-cell>
          <table:table-cell office:value-type="string" table:style-name="ce6">
            <text:p>Keine Termine in der Woche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s_Kalender/tst_tst_termineinwoche.h</text:p>
          </table:table-cell>
          <table:table-cell table:number-columns-repeated="16378"/>
        </table:table-row>
        <table:table-row table:style-name="ro1">
          <table:table-cell table:style-name="ce14"/>
          <table:table-cell table:style-name="ce6"/>
          <table:table-cell office:value-type="float" office:value="20108" table:style-name="ce6">
            <text:p>20108</text:p>
          </table:table-cell>
          <table:table-cell office:value-type="string" table:style-name="ce6">
            <text:p>Termin zu Beginn der Woche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4"/>
          <table:table-cell table:style-name="ce6"/>
          <table:table-cell office:value-type="float" office:value="20109" table:style-name="ce6">
            <text:p>20109</text:p>
          </table:table-cell>
          <table:table-cell office:value-type="string" table:style-name="ce6">
            <text:p>Termin in Mitte der Woche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5"/>
          <table:table-cell table:style-name="ce6"/>
          <table:table-cell office:value-type="float" office:value="20110" table:style-name="ce6">
            <text:p>20110</text:p>
          </table:table-cell>
          <table:table-cell office:value-type="string" table:style-name="ce6">
            <text:p>Termin in Ende der Woche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5"/>
          <table:table-cell table:number-columns-repeated="4"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6">
            <text:p>Lernplan</text:p>
          </table:table-cell>
          <table:table-cell office:value-type="string" table:style-name="ce6">
            <text:p>CheckStunden</text:p>
          </table:table-cell>
          <table:table-cell office:value-type="float" office:value="20201" table:style-name="ce6">
            <text:p>20201</text:p>
          </table:table-cell>
          <table:table-cell office:value-type="string" table:style-name="ce6">
            <text:p>Es gibt genug Platz für den Lernplan im Kalender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checkStunden.h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02" table:style-name="ce6">
            <text:p>20202</text:p>
          </table:table-cell>
          <table:table-cell office:value-type="string" table:style-name="ce6">
            <text:p>Es gibt nicht genug Platz, wegen den Studienfächer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03" table:style-name="ce6">
            <text:p>20203</text:p>
          </table:table-cell>
          <table:table-cell office:value-type="string" table:style-name="ce6">
            <text:p>Es gibt nicht genug Platz, wegen den Termine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Lernplan</text:p>
          </table:table-cell>
          <table:table-cell office:value-type="float" office:value="20204" table:style-name="ce6">
            <text:p>20204</text:p>
          </table:table-cell>
          <table:table-cell office:value-type="string" table:style-name="ce6">
            <text:p>Prüfe Default-Werte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Konstruktor.h</text:p>
          </table:table-cell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LernplanErstellenStart</text:p>
          </table:table-cell>
          <table:table-cell office:value-type="float" office:value="20205" table:style-name="ce6">
            <text:p>20205</text:p>
          </table:table-cell>
          <table:table-cell office:value-type="string" table:style-name="ce6">
            <text:p>Es gibt nicht genug Platz</text:p>
          </table:table-cell>
          <table:table-cell office:value-type="date" office:date-value="2020-06-09T00:00:00" table:style-name="ce7">
            <text:p>09.06.2020</text:p>
          </table:table-cell>
          <table:table-cell office:value-type="string" table:style-name="ce6">
            <text:p>https://gitlab.oth-regensburg.de/IM/SWP_IM4/swp_sose20/team6/-/blob/master/Produkt/Tests/TestID%2020000/Test_Lernplan/tst_LernplanErstellenStart.h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06" table:style-name="ce6">
            <text:p>20206</text:p>
          </table:table-cell>
          <table:table-cell office:value-type="string" table:style-name="ce6">
            <text:p>Es gibt genug Platz</text:p>
          </table:table-cell>
          <table:table-cell office:value-type="date" office:date-value="2020-06-09T00:00:00" table:style-name="ce7">
            <text:p>09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LernplanErstellenTag</text:p>
          </table:table-cell>
          <table:table-cell office:value-type="float" office:value="20207" table:style-name="ce6">
            <text:p>20207</text:p>
          </table:table-cell>
          <table:table-cell office:value-type="string" table:style-name="ce6">
            <text:p>Beim Studienfach gibt es noch Reststunden</text:p>
          </table:table-cell>
          <table:table-cell office:value-type="date" office:date-value="2020-06-09T00:00:00" table:style-name="ce7">
            <text:p>09.06.2020</text:p>
          </table:table-cell>
          <table:table-cell office:value-type="string" table:style-name="ce6">
            <text:p>https://gitlab.oth-regensburg.de/IM/SWP_IM4/swp_sose20/team6/-/blob/master/Produkt/Tests/TestID%2020000/Test_Lernplan/tst_LernplanErstellenTag.h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08" table:style-name="ce6">
            <text:p>20208</text:p>
          </table:table-cell>
          <table:table-cell office:value-type="string" table:style-name="ce6">
            <text:p>Beim Studienfach gibt es keine Reststunden</text:p>
          </table:table-cell>
          <table:table-cell office:value-type="date" office:date-value="2020-06-09T00:00:00" table:style-name="ce7">
            <text:p>09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LernplanErstellenWoche</text:p>
          </table:table-cell>
          <table:table-cell office:value-type="float" office:value="20209" table:style-name="ce6">
            <text:p>20209</text:p>
          </table:table-cell>
          <table:table-cell office:value-type="string" table:style-name="ce6">
            <text:p>Es gibt genug Platz</text:p>
          </table:table-cell>
          <table:table-cell office:value-type="date" office:date-value="2020-06-09T00:00:00" table:style-name="ce7">
            <text:p>09.06.2020</text:p>
          </table:table-cell>
          <table:table-cell office:value-type="string" table:style-name="ce6">
            <text:p>https://gitlab.oth-regensburg.de/IM/SWP_IM4/swp_sose20/team6/-/blob/master/Produkt/Tests/TestID%2020000/Test_Lernplan/tst_LernplanErstellenWoche.h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10" table:style-name="ce6">
            <text:p>20210</text:p>
          </table:table-cell>
          <table:table-cell office:value-type="string" table:style-name="ce6">
            <text:p>Es gibt nicht genug Platz</text:p>
          </table:table-cell>
          <table:table-cell office:value-type="date" office:date-value="2020-06-09T00:00:00" table:style-name="ce7">
            <text:p>09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LernplanLoeschen</text:p>
          </table:table-cell>
          <table:table-cell office:value-type="float" office:value="20211" table:style-name="ce6">
            <text:p>20211</text:p>
          </table:table-cell>
          <table:table-cell office:value-type="string" table:style-name="ce6">
            <text:p>Lernplan wird gelöscht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LernplanLoeschen.h</text:p>
          </table:table-cell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prepareTermine</text:p>
          </table:table-cell>
          <table:table-cell office:value-type="float" office:value="20212" table:style-name="ce6">
            <text:p>20212</text:p>
          </table:table-cell>
          <table:table-cell office:value-type="string" table:style-name="ce6">
            <text:p>Es gibt Termine vor acht Uhr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prepareTermine.h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13" table:style-name="ce6">
            <text:p>20213</text:p>
          </table:table-cell>
          <table:table-cell office:value-type="string" table:style-name="ce6">
            <text:p>Es gibt Termine nach zehn Uhr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14" table:style-name="ce6">
            <text:p>20214</text:p>
          </table:table-cell>
          <table:table-cell office:value-type="string" table:style-name="ce6">
            <text:p>Es gibt Termine, die gleichen Start- und Endpunkt habe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15" table:style-name="ce6">
            <text:p>20215</text:p>
          </table:table-cell>
          <table:table-cell office:value-type="string" table:style-name="ce6">
            <text:p>Es gibt Termine, die sich überscheiden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RechneStunden</text:p>
          </table:table-cell>
          <table:table-cell office:value-type="float" office:value="20216" table:style-name="ce6">
            <text:p>20216</text:p>
          </table:table-cell>
          <table:table-cell office:value-type="string" table:style-name="ce6">
            <text:p>Rechne Summe aus Termindauer und Studienfach-Stunden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RechneStunden.h</text:p>
          </table:table-cell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SetZeroSeconds</text:p>
          </table:table-cell>
          <table:table-cell office:value-type="float" office:value="20217" table:style-name="ce6">
            <text:p>20217</text:p>
          </table:table-cell>
          <table:table-cell office:value-type="string" table:style-name="ce6">
            <text:p>Sekunden der Termine werden auf 0 gesetzt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setZeroSeconds.h</text:p>
          </table:table-cell>
          <table:table-cell table:number-columns-repeated="16378"/>
        </table:table-row>
        <table:table-row table:style-name="ro1">
          <table:table-cell table:style-name="ce17"/>
          <table:table-cell office:value-type="string" table:style-name="ce6">
            <text:p>CheckEndDatum</text:p>
          </table:table-cell>
          <table:table-cell office:value-type="float" office:value="20218" table:style-name="ce6">
            <text:p>20218</text:p>
          </table:table-cell>
          <table:table-cell office:value-type="string" table:style-name="ce6">
            <text:p>EndDatum &gt; heutiges Datum</text:p>
          </table:table-cell>
          <table:table-cell office:value-type="date" office:date-value="2020-06-08T00:00:00" table:style-name="ce7">
            <text:p>08.06.2020</text:p>
          </table:table-cell>
          <table:table-cell office:value-type="string" table:style-name="ce6">
            <text:p>https://gitlab.oth-regensburg.de/IM/SWP_IM4/swp_sose20/team6/-/blob/master/Produkt/Tests/TestID%2020000/Test_Lernplan/tst_tst_checkenddatum.h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6"/>
          <table:table-cell office:value-type="float" office:value="20219" table:style-name="ce6">
            <text:p>20219</text:p>
          </table:table-cell>
          <table:table-cell office:value-type="string" table:style-name="ce6">
            <text:p>EndDatum &lt; heutiges Datum + 6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8"/>
          <table:table-cell table:style-name="ce6"/>
          <table:table-cell office:value-type="float" office:value="20220" table:style-name="ce6">
            <text:p>20220</text:p>
          </table:table-cell>
          <table:table-cell office:value-type="string" table:style-name="ce6">
            <text:p>EndDatum = heutiges Datum + 6</text:p>
          </table:table-cell>
          <table:table-cell office:value-type="date" office:date-value="2020-06-08T00:00:00" table:style-name="ce7">
            <text:p>08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5"/>
          <table:table-cell table:number-columns-repeated="4"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9">
            <text:p>LernplanUI</text:p>
          </table:table-cell>
          <table:table-cell office:value-type="string" table:style-name="ce6">
            <text:p>Konstruktor</text:p>
          </table:table-cell>
          <table:table-cell office:value-type="float" office:value="20301" table:style-name="ce6">
            <text:p>20301</text:p>
          </table:table-cell>
          <table:table-cell office:value-type="string" table:style-name="ce6">
            <text:p>Default-Datum = heute + 6</text:p>
          </table:table-cell>
          <table:table-cell office:value-type="date" office:date-value="2020-06-21T00:00:00" table:style-name="ce7">
            <text:p>21.06.2020</text:p>
          </table:table-cell>
          <table:table-cell office:value-type="string" table:style-name="ce6">
            <text:p>https://gitlab.oth-regensburg.de/IM/SWP_IM4/swp_sose20/team6/-/blob/master/Produkt/Tests/TestID%2020000/Tests_LernplanUI/tst_LernplanUI/tst_tst.cpp</text:p>
          </table:table-cell>
          <table:table-cell table:number-columns-repeated="16378"/>
        </table:table-row>
        <table:table-row table:style-name="ro1">
          <table:table-cell table:style-name="ce20"/>
          <table:table-cell office:value-type="string" table:style-name="ce6">
            <text:p>on_Loeschen_clicked</text:p>
          </table:table-cell>
          <table:table-cell office:value-type="float" office:value="20302" table:style-name="ce6">
            <text:p>20302</text:p>
          </table:table-cell>
          <table:table-cell office:value-type="string" table:style-name="ce6">
            <text:p>Es existiert noch kein Lernplan</text:p>
          </table:table-cell>
          <table:table-cell office:value-type="date" office:date-value="2020-06-21T00:00:00" table:style-name="ce7">
            <text:p>21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0"/>
          <table:table-cell table:style-name="ce6"/>
          <table:table-cell office:value-type="float" office:value="20303" table:style-name="ce6">
            <text:p>20303</text:p>
          </table:table-cell>
          <table:table-cell office:value-type="string" table:style-name="ce6">
            <text:p>Es existiert ein Lernplan</text:p>
          </table:table-cell>
          <table:table-cell office:value-type="date" office:date-value="2020-06-21T00:00:00" table:style-name="ce7">
            <text:p>21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0"/>
          <table:table-cell office:value-type="string" table:style-name="ce6">
            <text:p>on_ok_clicked</text:p>
          </table:table-cell>
          <table:table-cell office:value-type="float" office:value="20304" table:style-name="ce6">
            <text:p>20304</text:p>
          </table:table-cell>
          <table:table-cell office:value-type="string" table:style-name="ce6">
            <text:p>Es existierten noch keine Studienfächer</text:p>
          </table:table-cell>
          <table:table-cell office:value-type="date" office:date-value="2020-06-21T00:00:00" table:style-name="ce7">
            <text:p>21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0"/>
          <table:table-cell table:style-name="ce6"/>
          <table:table-cell office:value-type="float" office:value="20305" table:style-name="ce6">
            <text:p>20305</text:p>
          </table:table-cell>
          <table:table-cell office:value-type="string" table:style-name="ce6">
            <text:p>Das gewählte Enddatm ist &lt; heute + 6</text:p>
          </table:table-cell>
          <table:table-cell office:value-type="date" office:date-value="2020-06-21T00:00:00" table:style-name="ce7">
            <text:p>21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0"/>
          <table:table-cell table:style-name="ce6"/>
          <table:table-cell office:value-type="float" office:value="20306" table:style-name="ce6">
            <text:p>20306</text:p>
          </table:table-cell>
          <table:table-cell office:value-type="string" table:style-name="ce6">
            <text:p>Das gewählte Enddatum ist &gt; heut + 6</text:p>
          </table:table-cell>
          <table:table-cell office:value-type="date" office:date-value="2020-06-21T00:00:00" table:style-name="ce7">
            <text:p>21.06.2020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1"/>
          <table:table-cell table:style-name="ce6"/>
          <table:table-cell office:value-type="float" office:value="20307" table:style-name="ce6">
            <text:p>20307</text:p>
          </table:table-cell>
          <table:table-cell office:value-type="string" table:style-name="ce6">
            <text:p>Das gewählte Enddatum = heute + 6</text:p>
          </table:table-cell>
          <table:table-cell office:value-type="date" office:date-value="2020-06-21T00:00:00" table:style-name="ce7">
            <text:p>21.06.2020</text:p>
          </table:table-cell>
          <table:table-cell table:style-name="ce6"/>
          <table:table-cell table:number-columns-repeated="16378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Josef Lanzl</meta:initial-creator>
    <dc:creator>Josef Lanzl</dc:creator>
    <meta:creation-date>2020-06-15T07:43:43Z</meta:creation-date>
    <dc:date>2020-07-06T06:31:37Z</dc:date>
    <meta:editing-duration>PT0S</meta:editing-duration>
    <meta:user-defined meta:name="ContentTypeId">0x010100A2ACDC4A50F36B4E911E2BB7EE279F64</meta:user-defined>
  </office:meta>
</office:document-meta>
</file>